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2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Beshalach./</text:p>
      <text:p text:style-name="P5">[Hebrew]/</text:p>
      <text:p text:style-name="P5"/>
      <text:p text:style-name="P4">[Page 1]</text:p>
      <text:p text:style-name="P4">Brethren! <text:s/>On a former occasion, while endeavouring/ to explain an important sentence in the scriptures,/ I made <text:span text:style-name="T1">some</text:span><text:span text:style-name="T3"> allusions to the writings of a modern author,/ who </text:span><text:span text:style-name="T1">stands</text:span><text:span text:style-name="T3"> ranks high as a commentator. <text:s/>Guided by the/ light emanating from his productions, I removed apparent/ discrepancies in Holy Writ, and succeeded in making clear/ to the minds of my hearers some of its obscure passages./ <text:s/>Upon that occasion, I chose as my standard the epic/ poem, very fittingly called the Hertz Wessely [Hebrew]/ "Songs of glory". <text:s/></text:span><text:span text:style-name="T1">My</text:span><text:span text:style-name="T3"> The subject I then treated was the obstinacy of/ Pharaoh in refusing to yield to the demand of Moses,/ and I sought to prove that a correct understanding of/ the verb [Hebrew] "to harden," used variously in the text, will/ exclude the opinion that the King's persistance[sic!] in sin-/-ing was the effect of a divine ordination by which he/ lost his freedom of will. <text:s/>I quoted every sentence in which/ that verb is met, in connection with my subject, and/ showed that its grammatical construction opposes the/ notion generally entertained. <text:s/>For, by the different forms/ of that very term, we are taught, that when the rivers/</text:span></text:p>
      <text:p text:style-name="P6"/>
      <text:p text:style-name="P6">[Page 2]</text:p>
      <text:p text:style-name="P4"><text:span text:style-name="T3">and streams of Mizraim ran blood for a whole/ week, and even after the land had been twice infested/ by loathsome reptiles, and devastated both by wild/ beasts and by pestilence, the obdinacy[?] of the </text:span><text:soft-page-break/><text:span text:style-name="T3">Egyptian/ ruler, was the result of his natural perversion, and not/ of a supernatural coercion. <text:s/>True, at a later period,/ when his wilful[sic!] stubborness would have given away under/ sore trials, he was purposely hardened; but that/ must be regarded as a punishment due to his unbelief./ <text:s/>The man who had denied the Almighty, and become/ pitiless. <text:s/>The man who had wantonly oppressed and killed the in-/-nocent was not allowed to yeild[sic!], through fear, without/ an open acknowledgment of his atrocious crimes. <text:s/>For, that/ would have been contrary to the design of God in the go-/-vernment of His intelligent creatures. <text:s/>Sincere repentance will/ always obtain forgiveness, but the abandoning of sin,/ when bodily infirmities disable us to follow it, or/ when the inexplicable dread of approaching calamities, deters/ us from indulging in deeds of inhumanity, is not that/ </text:span><text:span text:style-name="T1">self</text:span><text:span text:style-name="T3"> control of one's passions which our Maker accepts as an ato-/-nement. <text:s/>"The sacrifices of God are a broken spirit, a/ broken and contrite heart thou O God! </text:span><text:span text:style-name="T1">Thou</text:span><text:span text:style-name="T3"> wilt not despise."/</text:span></text:p>
      <text:p text:style-name="P6"/>
      <text:p text:style-name="P6">[Page 3]</text:p>
      <text:p text:style-name="P4"><text:span text:style-name="T3">said once a </text:span><text:span text:style-name="T4">penitent</text:span><text:span text:style-name="T5"> king. <text:s/>But, as I conclusively proved </text:span><text:span text:style-name="T2">con-</text:span><text:span text:style-name="T5">/</text:span><text:span text:style-name="T2">-vincingly</text:span><text:span text:style-name="T5"> while dwelling on that topic, Pharaoh's/ mind and heart </text:span><text:span text:style-name="T2">remained closed</text:span><text:span text:style-name="T5"> continued inflexible; perfectly closed against the admission/ of truth, in spite of all the appalling events experienced./ <text:s/>When scourged with severity, he twice confessed his iniquities,/ but no sooner were the pains he suffered mitigated, than/ he relapsed into his usual pertinacity./</text:span></text:p>
      <text:p text:style-name="P4"><text:span text:style-name="T5">Some may advance in justification of a conduct so crimi-/-nal, the foreknowledge of the Lord; for, since He had/ revealed to His prophet that the deliverance of Israel,/ would be effected by means of fearful strokes upon their/ task-masters, the latter were urged on by a Power/ that could not be resisted. <text:s/>I am not prepared to launch/ into an argument of exceeding magnitude, and which has/ engaged the deepest attention of our theologians, nor would its dis-/cussion comfort with the object of my present lecture. <text:s/>But/ if I may very briefly state </text:span><text:span text:style-name="T2">my</text:span><text:span text:style-name="T5"> the views I hold, I will say: that when/ we reflect how to the eye of ubiquitous Providence the future/ </text:span><text:span text:style-name="T4">must</text:span><text:span text:style-name="T5"> be ever present; or, to speak more plainly, how/ </text:span><text:span text:style-name="T4">time</text:span><text:span text:style-name="T5"> which we mortals reckon by the changes of day and night,/</text:span></text:p>
      <text:p text:style-name="P7"/>
      <text:p text:style-name="P7">[Page 4]</text:p>
      <text:p text:style-name="P4"><text:span text:style-name="T5">is unchangeable before God, for, a thousand years to/ come, are in His eyes as yesterday when it is past, we will/ be able to reconcile Divine prescience and freedom of will./ <text:s/>The Psalmist illustrated this idea, when he penned this sentence./ <text:s/>"The Lord looketh from heaven, He beholdeth all the sons of men./ <text:s/>From the place of His habitation He watcheth over all the/ inhabitants of the earth. <text:s/>He fashioneth their hearts alike, </text:span><text:span text:style-name="T4">He</text:span><text:span text:style-name="T5">/ </text:span><text:span text:style-name="T4">understandeth all their deeds</text:span><text:span text:style-name="T5">." <text:s/>Note down his weighty/ words, my Brethren! <text:s/>[Hebrew] God whose/ knowledge is not like human knowledged[sic!],--derived from ex-/-perience, but is coexisting with Him, or as our immortal Maimonides expresses it [Hebrew] He and his knowledge are identical beholds not alone/ what the mortals will perform, but penetrates into all/ the causes which will prompt them to act. </text:span><text:span text:style-name="T2">for, as our</text:span><text:span text:style-name="T5">/ </text:span><text:span text:style-name="T2">immortal Maimonides expresses it, [Hebrew] He</text:span><text:span text:style-name="T5">/ </text:span><text:span text:style-name="T2">and His knowledge are identical.</text:span><text:span text:style-name="T5"> <text:s/>If the future is/ then necessarily present with respect to the Almighty,/ it follows that He must discern before-hand all our/ doings, without </text:span><text:span text:style-name="T2">influencing</text:span><text:span text:style-name="T5"> forcing them to any special direction. <text:s/>So, by way of elucidation./ <text:s/>If I </text:span><text:span text:style-name="T4">now</text:span><text:span text:style-name="T5"> see my neighbour stealing, his crime can-/-not be attributed to my looking on; for my knowledge/ of his offence[sic!] arose at the same time he committed the theft./ <text:s/>In like manner, when we say that at the hour of our birth/</text:span></text:p>
      <text:p text:style-name="P4"><text:span text:style-name="T5"/></text:p>
      <text:p text:style-name="P4"><text:span text:style-name="T5">[Page 5]</text:span></text:p>
      <text:p text:style-name="P4"><text:span text:style-name="T5">God is already aware of all our </text:span><text:span text:style-name="T2">doings</text:span><text:span text:style-name="T5"> actions through life, we mean/ that whatever will </text:span><text:span text:style-name="T2">befall</text:span><text:span text:style-name="T5"> happen to us, has </text:span><text:span text:style-name="T2">already stood</text:span><text:span text:style-name="T5"> passed on </text:span><text:span text:style-name="T4">[?]</text:span><text:span text:style-name="T5"> before/ His all-discerning eye. <text:s/>And as man must unavoidably/ notice what falls under his senses, so does the Creator/ </text:span><text:span text:style-name="T4">instantenously</text:span><text:span text:style-name="T5">[sic!] behold that which will </text:span><text:span text:style-name="T2">happen</text:span><text:span text:style-name="T5"> transpire through/ all coming ages. <text:s/>And this boundless knowledge it is that makes/ every human </text:span><text:span text:style-name="T2">action</text:span><text:span text:style-name="T5"> deed, whether good or evil work out His/ </text:span><text:span text:style-name="T2">will</text:span><text:span text:style-name="T5"> design in the government of the world. <text:s/>It </text:span><text:soft-page-break/><text:span text:style-name="T5">does not/ control man's free agency, but it forces the results thereof/ to promote the </text:span><text:span text:style-name="T2">design</text:span><text:span text:style-name="T5"> intentions of kind Providence in the preser-/-vation of the universe, and in the furtherance of social progress./ <text:s/></text:span></text:p>
      <text:p text:style-name="P4"><text:span text:style-name="T5"><text:tab/>But I am admonished to cease speaking of a topic/ so abstruse, and </text:span><text:span text:style-name="T2">resume</text:span><text:span text:style-name="T5"> explain that </text:span><text:span text:style-name="T2">to explain the intended about</text:span><text:span text:style-name="T5"> which is the main object of my pre-/-sent lecture. </text:span><text:span text:style-name="T2">is intended.</text:span><text:span text:style-name="T5"> <text:s/>I have said, that the brightness/ which the Hebrew productions of Hertz Wessels reflect,/ lead us aright in our Biblical researches; and </text:span><text:span text:style-name="T2">they will</text:span><text:span text:style-name="T5"> that I have/ </text:span><text:span text:style-name="T2">be my standard I [?] present before my mind</text:span><text:span text:style-name="T5"> also chosen as my guide this Sabbath in the remarks I am/ about to offer. <text:s/>The portion of the Law we/ have read, opens with a description of the motives, which/ caused the Lord to send His liberated people through/</text:span></text:p>
      <text:p text:style-name="P4"><text:span text:style-name="T5"/></text:p>
      <text:p text:style-name="P4"><text:span text:style-name="T5">[Page 6]</text:span></text:p>
      <text:p text:style-name="P4"><text:span text:style-name="T5">inhospitable regions, instead of </text:span><text:span text:style-name="T2">guiding</text:span><text:span text:style-name="T5"> directing their steps immediately/ toward the land of promise. <text:s/>Aside from the prediction, which/ required their appearance at the foot of Sinai to be invested/ with a priestly mission, it was manifest to the Supreme/ that a race long held in </text:span><text:span text:style-name="T2">bondage</text:span><text:span text:style-name="T5"> subjection, could not boldly fight/ their assailants. <text:s/>We, in fact, discover their unacquaint-/-ance with the art of war at Rephidim, for the defeat/ of Amalek, was accomplished by a supernatural inter-/-vention, and that through the valor of the </text:span><text:span text:style-name="T2">Hebrew</text:span><text:span text:style-name="T5"> Jewish/ combattants[sic!]. <text:s/>Similar wonders would undoubtedly have/ produced similar effects, even if the battle had been waged/ against the people of Canaan, but our Sages have taught, and/ our reason agrees with their instruction, that nature's God/ will not invert his established laws and resort to miracles, unless absolutely indepsensable[sic!]/ to carry out His </text:span><text:span text:style-name="T2">unsearcheable</text:span><text:span text:style-name="T5"> divine decrees. <text:s/></text:span><text:span text:style-name="T4">Time</text:span><text:span text:style-name="T5"> was therefore/ to erase from the mind of the enslaved the memory of their/ </text:span><text:span text:style-name="T2">former</text:span><text:span text:style-name="T5"> lowly condition, before they could drive away before them formidable/ nations. </text:span><text:span text:style-name="T2">from their territories</text:span><text:span text:style-name="T5"> <text:s/>But if the Sovereign Leader/ willed that our ancestors be not affrighted by the clatter of/ arms, at the hour of their deliverance, he had nevertheless/ destined them to witness the marvellous[sic!] sight of an/ enemy routed </text:span><text:span text:style-name="T2">and rooted out</text:span><text:span text:style-name="T5"> not by the sword or by the/ spear, but by the breath of the Omnipotent Lord./</text:span></text:p>
      <text:p text:style-name="P4"><text:span text:style-name="T5"/></text:p>
      <text:p text:style-name="P4"><text:span text:style-name="T5">[Page 7]</text:span></text:p>
      <text:p text:style-name="P4"><text:span text:style-name="T5"><text:tab/>When the moaning of the dying, and the shrieks of their/ bereaved parents aroused the Egyptian king from his slumbers,/ he quickly loosened the fetters that bound his slaves. <text:s/>But/ what the hand performed, the will would fain have refused./ <text:s/>A series of misfortunes had spread upon him a dread of God's/ messenger, but his mind's eye would not perceive the higher/ Power through which Moses wrought wonders. <text:s/>The days of/ horror had passed, when the corpses of the first-born lay un-/-buried in the land of Mizraim. <text:s/>Israel had, during that ter-/-rible interval, reached Etham. <text:s/>Protected against the scor-/-ching rays of the sun by a pillar of cloud which hovered/ above their heads; illumined at night by a soft light, which/ served also to guide their steps, they confidently moved towards/ the wilderness of Sinai. <text:s/>They imagined that the last visitation/ had brought their tyrants to a sense of contrition, and they journeyed/ undisturbed by any misgivings. <text:s/>But </text:span><text:span text:style-name="T2">what</text:span><text:span text:style-name="T5"> that which human eyes/ could not have detected, was disclosed to the all-wise Being./ <text:s/>He saw that Pharaoh and his subjects had scarcely wiped/ the tears shed over a mid-night slaughter </text:span><text:span text:style-name="T2">by the aven-</text:span><text:span text:style-name="T5">/</text:span><text:span text:style-name="T2">-ging angel</text:span><text:span text:style-name="T5">, when they deemed it a folly to have given their/ bondmen liberty. <text:s/>He knew that to </text:span><text:span text:style-name="T2">hold</text:span><text:span text:style-name="T5"> force them </text:span><text:span text:style-name="T2">again in</text:span><text:span text:style-name="T5"> back into servitude,/ their every movement</text:span><text:span text:style-name="T2">s</text:span><text:span text:style-name="T5"> was watched. <text:s/>But to prove to all/</text:span></text:p>
      <text:p text:style-name="P4"><text:span text:style-name="T5"/></text:p>
      <text:p text:style-name="P4"><text:span text:style-name="T5">[Page 8]</text:span></text:p>
      <text:p text:style-name="P4"><text:span text:style-name="T5">succeeding generations that the final judgment brought/ upon Mizraim, was the consequence of their perversity, He/ bid Israel retrace their steps. </text:span><text:span text:style-name="T2">and encamp before [?]</text:span><text:span text:style-name="T5">/ This was </text:span><text:span text:style-name="T2">to be</text:span><text:span text:style-name="T5"> to be the test </text:span><text:span text:style-name="T2">by which the sincerity of the Egypt-</text:span><text:span text:style-name="T5"> of the Egyptian's repentance./ </text:span><text:span text:style-name="T2">-tians should be tried was to</text:span><text:span text:style-name="T5"> <text:s/>If they </text:span><text:span text:style-name="T2">had really reputed of</text:span><text:span text:style-name="T5"> sincerely regretted their/ cruel treatment of the people of Israel, they would not misconstrue the intention/ of the Deity. <text:s/>Experience should have told them the love He/ bore the seed of the patriarchs, and though the backward/ movements made might indicate perplexity, they should have </text:span><text:soft-page-break/><text:span text:style-name="T5">not har-/-bored a doubt </text:span><text:span text:style-name="T2">as to the fulfilment of God's declaration</text:span><text:span text:style-name="T5"> that </text:span><text:span text:style-name="T2">God</text:span><text:span text:style-name="T5"> the God who had struggled for them, would have also/ brought them forth to enlargement. <text:s/>But the unbelief deep-rooted </text:span><text:span text:style-name="T2">of</text:span><text:span text:style-name="T5"> <text:s/>again betrayed itself. <text:s/>The enemies fancied, what/ their wicked hearts desired. <text:s/>"Confusion," the exclaimed "con-/fusion will disband our fugitive slaves. <text:s/>Lo! the sight of/ the wilderness has filled them with terror. <text:s/>The recreants fly/ before the howling </text:span><text:span text:style-name="T2">wildnerness</text:span><text:span text:style-name="T5"> regions. <text:s/>They come, they come an easy/ victim to our invincible strength." <text:s/>So they said in their over-/-weening pride, and they would have waited, while making/ ready the </text:span><text:span text:style-name="T2">chains</text:span><text:span text:style-name="T5"> fetters which would once more have shackled Israel./ <text:s/>But they were doomed to die the death to which they had/ consigned suckling babes. <text:s/>God spurred them on./</text:span></text:p>
      <text:p text:style-name="P4"><text:span text:style-name="T5"/></text:p>
      <text:p text:style-name="P4"><text:span text:style-name="T5">[Page 9]</text:span></text:p>
      <text:p text:style-name="P4"><text:span text:style-name="T5"><text:tab/>God who scrutinized their inmost hearts and found them/ tight shut against truth, added fresh hardihood that the over-/-throw of the wicked might instruct the survivors. <text:s/>Thus/ supernaturally </text:span><text:span text:style-name="T2">urged</text:span><text:span text:style-name="T5"> compelled, a blood-thirsty soldier, pressed eagerly/ forward. <text:s/>The impious king led the van, and fell warriors bent/ on destruction </text:span><text:span text:style-name="T2">came in</text:span><text:span text:style-name="T5"> followed his train. <text:s/>From a distance/ Israel descried that </text:span><text:span text:style-name="T2">formidable</text:span><text:span text:style-name="T5"> martial array and became horror-stricken./ <text:s/>Born in servitude they could not summon courage to face/ their masters. <text:s/>To wage the battle against men who had/ held over them the flesh-tearing whip, was beyond their/ thoughts. <text:s/></text:span><text:span text:style-name="T2">Motionless they stood, and</text:span><text:span text:style-name="T5"> Bleached are their cheeks with terror </text:span><text:span text:style-name="T2">they are</text:span><text:span text:style-name="T5"> writhing their souls in an-/-guish. <text:s/>The fierce </text:span><text:span text:style-name="T2">enemy</text:span><text:span text:style-name="T5"> persecutors rolling </text:span><text:span text:style-name="T2">forward</text:span><text:span text:style-name="T5"> down like an avalanche,/ </text:span><text:span text:style-name="T2">draws nearer still and</text:span><text:span text:style-name="T5"> threatens to crush them. <text:s/>Israel's hurt/ has ceased almost to vibrate. <text:s/>But the celestial decree had/ gone forth. <text:s/>Moses should conduct the tribes amidst/ trackless waters. <text:s/>At the stroke of his rod, the waves would/ open a path for the chosen of God, and rush on with fury/ </text:span><text:span text:style-name="T2">impetus</text:span><text:span text:style-name="T5"> to overwhelm </text:span><text:span text:style-name="T2">the</text:span><text:span text:style-name="T5"> the redoutable[sic!] army</text:span><text:span text:style-name="T2">s of Egypt</text:span><text:span text:style-name="T5"> <text:s/>Reassured/ by this heavenly promise, the people </text:span><text:span text:style-name="T2">quickly</text:span><text:span text:style-name="T5"> rapidly advanced, and/ ere night had </text:span><text:span text:style-name="T2">spread</text:span><text:span text:style-name="T5"> cast its shades over creation, upwards/ of two millions of beings had entered deep in the sea./ <text:s/>The pursuers and the pursued could then no longer distinguish/</text:span></text:p>
      <text:p text:style-name="P4"><text:span text:style-name="T5"/></text:p>
      <text:p text:style-name="P4"><text:span text:style-name="T5">[Page 10]</text:span></text:p>
      <text:p text:style-name="P4"><text:span text:style-name="T5">each other. <text:s/>For, the pillar of cloud which preceded the/ redeemed, had moved suddenly backward, by the will of the Lord,/ and spreading around a bewildering mist </text:span><text:span text:style-name="T2">concealed</text:span><text:span text:style-name="T5"> hid the </text:span><text:span text:style-name="T2">pro-</text:span><text:span text:style-name="T5"> course/ </text:span><text:span text:style-name="T2">-gress of</text:span><text:span text:style-name="T5"> which the Hebrews were following, on a ground surrounded by </text:span><text:span text:style-name="T2">through in the midst</text:span><text:span text:style-name="T5"> liquid walls. <text:s/>Yet, the/ twinkling stars gave light enough to </text:span><text:span text:style-name="T2">illumine the way, which</text:span><text:span text:style-name="T5"> show/ the unbelieving foes, </text:span><text:span text:style-name="T2">who begrudged the persecuted slaves</text:span><text:span text:style-name="T5">/ </text:span><text:span text:style-name="T2">the gift of liberty was</text:span><text:span text:style-name="T5"> the way they were condemned to </text:span><text:span text:style-name="T2">tread</text:span><text:span text:style-name="T5"> walk. <text:s/></text:span><text:span text:style-name="T2">So</text:span><text:span text:style-name="T5"> Egypt/ marched speedily on ignorant of </text:span><text:span text:style-name="T2">the course they followed</text:span><text:span text:style-name="T5"> treading </text:span><text:span text:style-name="T2">the abyss</text:span><text:span text:style-name="T5"> upon their watery grave. <text:s/>And if through/ the night they tried in vain to discover how Israel proceeded, they still </text:span><text:span text:style-name="T2">confidently looked for eagerly expected</text:span><text:span text:style-name="T5"> exultingly waited the morning, when their/ glittering swords would awe the fugitives back into bondage./ <text:s/>The breaking of the dawn through a dense fog, mixing/ its light with that of the distant pillar of fire, which/ had safely brought the tribes to the opposite shores, revealed/ to the haughty the inevitable danger--a yawning gulph./ <text:s/>Mizraim stood breathless, when on the right and on the </text:span><text:span text:style-name="T2">f</text:span><text:span text:style-name="T5"> left,/ </text:span><text:span text:style-name="T2">they beheld</text:span><text:span text:style-name="T5"> the floods erect looked at them mockingly. <text:s/></text:span><text:span text:style-name="T2">Shuddering [?]</text:span><text:span text:style-name="T5"> Crushed to the earth, mad-/-dened by so unforeseen a disaster, their souls died within/ them. <text:s/>"Surely the princes of Zoan are fools," cries the/ inspired Isaiah. <text:s/>"The wise counsellors[sic!] of Pharaoh have given/</text:span></text:p>
      <text:p text:style-name="P4"><text:span text:style-name="T5"/></text:p>
      <text:p text:style-name="P4"><text:span text:style-name="T5">[Page 11]</text:span></text:p>
      <text:p text:style-name="P4"><text:span text:style-name="T5">a senseless advice. <text:s/>Where are they, those wise men; let/ them tell, what the Lord of hosts hath proposed against/ Egypt." <text:s/>Too late did the memory of the wrongs per-/-petrated against humanity flash before their minds./ <text:s/>Then was it felt that by trampling upon the weak,/ their heavenly Protector had been defied. <text:s/>"To the land, to the </text:span><text:span text:style-name="T2">Hayton</text:span><text:span text:style-name="T5"> land </text:span><text:span text:style-name="T2">Oh</text:span><text:span text:style-name="T5"> let us/ turn" </text:span><text:span text:style-name="T2">backward exclaimed cried</text:span><text:span text:style-name="T5"> the charioteers cried, "let us hasten/ away from a conflict so unequal. <text:s/>For the Almighty/ </text:span><text:span text:style-name="T2">Creator from heaven</text:span><text:span text:style-name="T5"> is </text:span><text:soft-page-break/><text:span text:style-name="T2">combatting</text:span><text:span text:style-name="T5"> battling against us from on high." <text:s/>They devise a/ retreat, but the ground refuses to give them support. <text:s/>The wheels/ of their superb chariots hinder</text:span><text:span text:style-name="T2">s</text:span><text:span text:style-name="T5"> the flight. <text:s/>They are/ sunk in deep mire. <text:s/></text:span><text:span text:style-name="T2">They</text:span><text:span text:style-name="T5"> The </text:span><text:span text:style-name="T2">troubled harried</text:span><text:span text:style-name="T5"> shuddering multitude remove that impediment/ and hope to reach the </text:span><text:span text:style-name="T2">dry land</text:span><text:span text:style-name="T5"> friendly </text:span><text:span text:style-name="T2">ground</text:span><text:span text:style-name="T5"> land on the back of their swift/ horses. <text:s/>But the measure of their crimes is full. <text:s/>They/ cannot obtain mercy. <text:s/>Nature, which by the will/ of her Maker, had suspended her laws, resumed her power./ <text:s/>The floods, held in check by the foot[?] of the Eternal, rushed/ on to fill up the chasm, and mounted high on the backs/ of the wretched who attempted to flee.....A </text:span><text:span text:style-name="T2">show</text:span><text:span text:style-name="T5"> song/ </text:span><text:span text:style-name="T2">of gratitude upheaved the breasts of the mothers that</text:span><text:span text:style-name="T5"> of joy resounds from afar./ </text:span><text:span text:style-name="T2">saw it.</text:span><text:span text:style-name="T5"> <text:s/>The abyss had swallowed up the unrelenting/</text:span></text:p>
      <text:p text:style-name="P4"><text:span text:style-name="T5"/></text:p>
      <text:p text:style-name="P4"><text:span text:style-name="T5">[Page 12]</text:span></text:p>
      <text:p text:style-name="P4"><text:span text:style-name="T5">oppressors, and they who had been cruelly oppressed,/ in </text:span><text:span text:style-name="T2">with</text:span><text:span text:style-name="T5"> an outburst of gratitude shouted forth "This is my/ God, and I will praise Him, the God of my father and/ will extoll Him."/</text:span></text:p>
      <text:p text:style-name="P4"><text:span text:style-name="T5">Rightly have the Sages remarked that the glory of the Lord,/ became more visible on the Red-Sea, even to a Hebrew hand-maid, than to the prophet Ezekiel on the river Kebar./ <text:s/>For never did the </text:span><text:span text:style-name="T2">mighty</text:span><text:span text:style-name="T5"> hand of retribution justice reveal itself/ so palpably as to the enfranchised of Egypt. <text:s/>Never has/ an event so thrilling been witnessed by </text:span><text:span text:style-name="T2">a</text:span><text:span text:style-name="T5"> mortal eyes./</text:span></text:p>
      <text:p text:style-name="P4"><text:span text:style-name="T5">Let scoffers style it credulity. <text:s/>Let the would be wise set forth/ their subtle arguments to </text:span><text:span text:style-name="T2">explain away the</text:span><text:span text:style-name="T5"> divest that </text:span><text:span text:style-name="T2">narrative</text:span><text:span text:style-name="T5"> occurrence of its supernatural cha-/-racter. </text:span><text:span text:style-name="T2">of that narrative</text:span><text:span text:style-name="T5"> <text:s/>The crossing of the red sea, that/ historical fact which explain</text:span><text:span text:style-name="T2">ing</text:span><text:span text:style-name="T5">s the transforming of Jacob's descend-/-ants from the African to the Asiatic regions, that fact, as/ registered in the book of truth, will ever attest the might/ and the mercy of the living God. <text:s/>We shall not need an/ Aben Ezra to prove, as he did demonstrate to the infidel/ of his time, that the passage could not have been made/ at a low-tide, because the whole context points to the contrary./</text:span></text:p>
      <text:p text:style-name="P4"><text:span text:style-name="T5"/></text:p>
      <text:p text:style-name="P4"><text:span text:style-name="T5">[Page 13]</text:span></text:p>
      <text:p text:style-name="P4"><text:span text:style-name="T5"><text:tab/>We shall not require the testimony of travellers[sic!], before/ we believe that the narrow space of ground fancied by the rational-/-ists, as having given our forefathers an entrance into the desert/ of Shar, lacks every requisite for such a purpose. <text:s/>We will/ not search into the traditions of unsophisticated gentiles, to con-/-vince ourselves that </text:span><text:span text:style-name="T2">ancestral traditions have</text:span><text:span text:style-name="T5"> they have also been left </text:span><text:span text:style-name="T2">to then also</text:span><text:span text:style-name="T5">/ an account of the marvellous[sic!] incident, when the </text:span><text:span text:style-name="T2">ceased to</text:span><text:span text:style-name="T5"> sea dried up/ </text:span><text:span text:style-name="T2">flow</text:span><text:span text:style-name="T5">, and a whole nation crossed it on foot. <text:s/>No: we will/ base our faith upon a higher rock than man's reasoning and/ man's evidence. <text:s/>Aye: we will base it upon the unerring word of/ the Bible. <text:s/>We will credit what Moses wrote, what the/ prophets repeated and our Psalmists sung. <text:s/>With David will we/ exclaim "Come and see the works of God. <text:s/>He is terrible in His/ doings towards the children of men. <text:s/>He turned the sea into dry land, they/ went through the floods on foot." <text:s/>With Nehemiah we will daily/ proclaim "God showed signs and wonders upon Pharaoh, and on all/ his servants, and on all the people of his land. <text:s/>For He knew that/ they dealt proudly against our fathers, so did He get Him-/-self a name as it is this day. <text:s/>And He divided the sea before/ them, so that they went through the midst thereof on the/ dry land, and their persecutors He threw into the deeps, as/ a stone into the mighty waters"./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3T15:22:57.94</meta:creation-date>
    <dc:date>2012-05-07T11:56:21.21</dc:date>
    <dc:creator>Penn Libraries</dc:creator>
    <meta:editing-duration>PT01H39M1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93" meta:word-count="3068" meta:character-count="18776"/>
  </office:meta>
</office:document-meta>
</file>